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127.5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Bitstream Vera Sans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2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8" table:default-cell-style-name="ce8"/>
        <table:table-row table:style-name="ro1">
          <table:table-cell table:style-name="ce7" office:value-type="string" calcext:value-type="string">
            <text:p>Mnemonic</text:p>
          </table:table-cell>
          <table:table-cell table:style-name="ce7" office:value-type="string" calcext:value-type="string">
            <text:p>Size</text:p>
          </table:table-cell>
          <table:table-cell table:style-name="ce9" office:value-type="string" calcext:value-type="string">
            <text:p>Address Mode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An</text:p>
          </table:table-cell>
          <table:table-cell table:style-name="ce7" office:value-type="string" calcext:value-type="string">
            <text:p>(An)</text:p>
          </table:table-cell>
          <table:table-cell table:style-name="ce7" office:value-type="string" calcext:value-type="string">
            <text:p>(An)+</text:p>
          </table:table-cell>
          <table:table-cell table:style-name="ce7" office:value-type="string" calcext:value-type="string">
            <text:p>-(An)</text:p>
          </table:table-cell>
          <table:table-cell table:style-name="ce7" office:value-type="string" calcext:value-type="string">
            <text:p>d16(An)</text:p>
          </table:table-cell>
          <table:table-cell table:style-name="ce7" office:value-type="string" calcext:value-type="string">
            <text:p>d8(An,Xn)</text:p>
          </table:table-cell>
          <table:table-cell table:style-name="ce7" office:value-type="string" calcext:value-type="string">
            <text:p>Abs.W</text:p>
          </table:table-cell>
          <table:table-cell table:style-name="ce7" office:value-type="string" calcext:value-type="string">
            <text:p>Abs.L</text:p>
          </table:table-cell>
          <table:table-cell table:style-name="ce7" office:value-type="string" calcext:value-type="string">
            <text:p>d16(PC)</text:p>
          </table:table-cell>
          <table:table-cell table:style-name="ce7" office:value-type="string" calcext:value-type="string">
            <text:p>d8(PC,Xn)</text:p>
          </table:table-cell>
          <table:table-cell table:style-name="ce7" office:value-type="string" calcext:value-type="string">
            <text:p>Immediate</text:p>
          </table:table-cell>
          <table:table-cell table:style-name="ce7" office:value-type="string" calcext:value-type="string">
            <text:p>Quick</text:p>
          </table:table-cell>
          <table:table-cell table:style-name="ce7" office:value-type="string" calcext:value-type="string">
            <text:p>Implied</text:p>
          </table:table-cell>
          <table:table-cell table:style-name="ce7" office:value-type="string" calcext:value-type="string">
            <text:p>Bit Pattern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=Dn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00 RRR1 0000 0rrr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=-(An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1100 RRR1 0000 1rr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s=Dn d=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1101 DDD1 SSEE EEE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d=Dn s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01 DDD0 SSee eee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Dn d=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1101 DDD1 10EE EEE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=Dn s=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101 DDD0 10ee eeee</text:p>
          </table:table-cell>
        </table:table-row>
        <table:table-row table:style-name="ro1">
          <table:table-cell office:value-type="string" calcext:value-type="string">
            <text:p>AD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=An s=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01 AAA0 11ee eeee</text:p>
          </table:table-cell>
        </table:table-row>
        <table:table-row table:style-name="ro1">
          <table:table-cell office:value-type="string" calcext:value-type="string">
            <text:p>AD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=An s=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101 AAA1 11ee eeee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=Imm d=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0000 0110 00EE EEEE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=Imm d=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0000 0110 01EE EEEE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Imm d=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0000 0110 10EE EEEE</text:p>
          </table:table-cell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s=imm3 d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0101 QQQ0 SSEE EEEE</text:p>
          </table:table-cell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imm3 d=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0101 QQQ0 SSEE EEEE</text:p>
          </table:table-cell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s=Dn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01 RRR1 SS00 0rrr</text:p>
          </table:table-cell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s=-(An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1101 RRR1 SS00 1rrr</text:p>
          </table:table-cell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Dn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01 RRR1 1000 0rrr</text:p>
          </table:table-cell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-(An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1101 RRR1 1000 1rr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s=Dn d=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1100 DDD1 SSEE EE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d=Dn s=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00 DDD0 Ssee ee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Dn d=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1100 DDD1 10EE EE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=Dn s=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100 DDD0 10ee eeee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s=Imm d=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000 0010 SSEE EEEE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Imm d=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000 0010 SSEE EEEE</text:p>
          </table:table-cell>
        </table:table-row>
        <table:table-row table:style-name="ro1">
          <table:table-cell office:value-type="string" calcext:value-type="string">
            <text:p>ANDI CC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=Imm d=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000 0010 0011 1100</text:p>
          </table:table-cell>
        </table:table-row>
        <table:table-row table:style-name="ro1">
          <table:table-cell office:value-type="string" calcext:value-type="string">
            <text:p>ANDI S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=Imm d=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000 0010 0111 1100</text:p>
          </table:table-cell>
        </table:table-row>
        <table:table-row table:style-name="ro1">
          <table:table-cell office:value-type="string" calcext:value-type="string">
            <text:p>ASL, ASR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count=Dn d=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10 rrrf SS10 1DDD</text:p>
          </table:table-cell>
        </table:table-row>
        <table:table-row table:style-name="ro1">
          <table:table-cell office:value-type="string" calcext:value-type="string">
            <text:p>ASL, ASR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count=#1-8 d=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10 QQQ1 SS00 1DDD</text:p>
          </table:table-cell>
        </table:table-row>
        <table:table-row table:style-name="ro1">
          <table:table-cell office:value-type="string" calcext:value-type="string">
            <text:p>ASL, A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unt=Dn d=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10 rrrf SS10 0DDD</text:p>
          </table:table-cell>
        </table:table-row>
        <table:table-row table:style-name="ro1">
          <table:table-cell office:value-type="string" calcext:value-type="string">
            <text:p>ASL, A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unt=#1-8 d=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10 QQQf 1000 0DDD</text:p>
          </table:table-cell>
        </table:table-row>
        <table:table-row table:style-name="ro1">
          <table:table-cell office:value-type="string" calcext:value-type="string">
            <text:p>ASL, AS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unt=1</text:p>
          </table:table-cell>
          <table:table-cell table:number-columns-repeated="2"/>
          <table:table-cell table:number-columns-repeated="3" office:value-type="string" calcext:value-type="string">
            <text:p>2*</text:p>
          </table:table-cell>
          <table:table-cell table:number-columns-repeated="3" office:value-type="string" calcext:value-type="string">
            <text:p>4*</text:p>
          </table:table-cell>
          <table:table-cell office:value-type="string" calcext:value-type="string">
            <text:p>6*</text:p>
          </table:table-cell>
          <table:table-cell table:number-columns-repeated="5"/>
          <table:table-cell office:value-type="string" calcext:value-type="string">
            <text:p>1110 000f 11EE EEEE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8=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110 CCCC PPPP PPPP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16=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110 CCCC PPPP PPPP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0100 1110 0111 0001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=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10"/>
          <table:table-cell office:value-type="string" calcext:value-type="string">
            <text:p>0100 1000 0100 0DDD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=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0100 1010 11EE EEEE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100 11110 0100 VVVV</text:p>
          </table:table-cell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0100 1110 0111 0110</text:p>
          </table:table-cell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d=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0100 1010 SSEE EEEE</text:p>
          </table:table-cell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0100 1110 0101 1AAA</text:p>
          </table:table-cell>
        </table:table-row>
        <table:table-row table:style-name="ro1">
          <table:table-cell table:style-name="Default" office:value-type="string" calcext:value-type="string">
            <text:p>UNIMPLEMENTED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1010 XXXX XXXX XXXX</text:p>
          </table:table-cell>
        </table:table-row>
        <table:table-row table:style-name="ro1">
          <table:table-cell table:style-name="Default" office:value-type="string" calcext:value-type="string">
            <text:p>UNIMPLEMENTED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1111 XXXX XXXX XXXX</text:p>
          </table:table-cell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XXXX XXXX XXXX XXXX</text:p>
          </table:table-cell>
        </table:table-row>
        <table:table-row table:style-name="ro1" table:number-rows-repeated="104853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20:35:22.025217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7:08:26.072576525</meta:creation-date>
    <dc:date>2019-10-23T20:35:45.146749736</dc:date>
    <meta:editing-duration>PT1H46M43S</meta:editing-duration>
    <meta:editing-cycles>41</meta:editing-cycles>
    <meta:generator>LibreOffice/6.1.5.2$Linux_ARM_EABI LibreOffice_project/10$Build-2</meta:generator>
    <meta:document-statistic meta:table-count="1" meta:cell-count="362" meta:object-count="0"/>
  </office:meta>
</office:document-meta>
</file>